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00e1"/>
    </style:style>
    <style:style style:name="T1" style:family="text">
      <style:text-properties officeooo:rsid="000400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OCABULARY</text:p>
      <text:p text:style-name="Standard"/>
      <text:p text:style-name="Standard">भरति - <text:span text:style-name="T1">несёт, держит</text:span></text:p>
      <text:p text:style-name="Standard">बोधति - <text:span text:style-name="T1">просыпается, понимает</text:span></text:p>
      <text:p text:style-name="Standard">स्मरति - <text:span text:style-name="T1">помнить, вспоминает</text:span></text:p>
      <text:p text:style-name="Standard">लिखति - <text:span text:style-name="T1">пишет</text:span></text:p>
      <text:p text:style-name="Standard">गच्छति - <text:span text:style-name="T1">идёт</text:span></text:p>
      <text:p text:style-name="Standard">इच्छति - <text:span text:style-name="T1">желает</text:span></text:p>
      <text:p text:style-name="Standard">विशति - <text:span text:style-name="T1">входит</text:span></text:p>
      <text:p text:style-name="Standard">करोति - <text:span text:style-name="T1">делает</text:span></text:p>
      <text:p text:style-name="Standard">हरति - <text:span text:style-name="T1">берёт</text:span></text:p>
      <text:p text:style-name="Standard">च - <text:span text:style-name="T1">и</text:span></text:p>
      <text:p text:style-name="Standard">वा - <text:span text:style-name="T1">или</text:span></text:p>
      <text:p text:style-name="Standard">तु - <text:span text:style-name="T1">но</text:span></text:p>
      <text:p text:style-name="Standard">न - <text:span text:style-name="T1">не</text:span></text:p>
      <text:p text:style-name="Standard">अत्र - <text:span text:style-name="T1">здесь</text:span></text:p>
      <text:p text:style-name="Standard">तत्र - <text:span text:style-name="T1">там</text:span></text:p>
      <text:p text:style-name="Standard">पुनर् - <text:span text:style-name="T1">опять, снова</text:span></text:p>
      <text:p text:style-name="Standard">किम् - <text:span text:style-name="T1">что? зачем? почему?</text:span></text:p>
      <text:p text:style-name="Standard">अपि - <text:span text:style-name="T1">помечает предложение как вопрос, ставится в начале</text:span></text:p>
      <text:p text:style-name="Standard">√भृ - (I<text:span text:style-name="T1">) нести, держать</text:span></text:p>
      <text:p text:style-name="Standard">√स्मृ - (I<text:span text:style-name="T1">) помнить, вспоминать</text:span></text:p>
      <text:p text:style-name="Standard">√हृ - (I<text:span text:style-name="T1">) брать </text:span></text:p>
      <text:p text:style-name="P1">√बुध् - (I<text:span text:style-name="T1">) просыпаться, понимать</text:span></text:p>
      <text:p text:style-name="P1">√स्निह् - (IV<text:span text:style-name="T1">) быть привязанным, любить </text:span></text:p>
      <text:p text:style-name="P1">√दृश् - (IV<text:span text:style-name="T1">) видеть, смотреть</text:span></text:p>
      <text:p text:style-name="P1">√हृष् - (IV<text:span text:style-name="T1">) радоваться, быть счастливым</text:span></text:p>
      <text:p text:style-name="P1">√विद् - (VI<text:span text:style-name="T1">) находить</text:span></text:p>
      <text:p text:style-name="P1">√मुच् - (VI<text:span text:style-name="T1">) освобожать, отпускать</text:span></text:p>
      <text:p text:style-name="P1">√लुप् - (VI<text:span text:style-name="T1">) грабить</text:span></text:p>
      <text:p text:style-name="P1">√क्षिप् - (VI<text:span text:style-name="T1">) бросать</text:span></text:p>
      <text:p text:style-name="P1">√लिख् - (VI<text:span text:style-name="T1">) писать</text:span></text:p>
      <text:p text:style-name="P1">√विश् - (VI<text:span text:style-name="T1">) входить, проникать</text:span></text:p>
      <text:p text:style-name="P1">नगरम् - (n.) <text:span text:style-name="T1">город</text:span></text:p>
      <text:p text:style-name="P1">पुरम् - (n.), <text:span text:style-name="T1">город</text:span></text:p>
      <text:p text:style-name="P1">ग्रामः - (m.) <text:span text:style-name="T1">деревня</text:span></text:p>
      <text:p text:style-name="P1">गृहम् - (n./m.) <text:span text:style-name="T1">дом</text:span></text:p>
      <text:p text:style-name="P1">वनम् - (n.) <text:span text:style-name="T1">лес</text:span></text:p>
      <text:p text:style-name="P1">वृक्षः (m.), <text:span text:style-name="T1">дерево</text:span></text:p>
      <text:p text:style-name="P1">क्षेत्रम् - (n.) <text:span text:style-name="T1">поле</text:span></text:p>
      <text:p text:style-name="P1">अश्वः - (m.) <text:span text:style-name="T1">конь</text:span></text:p>
      <text:p text:style-name="P1">सि<text:span text:style-name="T1">ं</text:span>ह: - (m.) <text:span text:style-name="T1">лев</text:span></text:p>
      <text:p text:style-name="P1">व्याघ्रः -(m.) <text:span text:style-name="T1">тигр</text:span></text:p>
      <text:p text:style-name="P1">वेदः - (m.) <text:span text:style-name="T1">знание, Веда</text:span></text:p>
      <text:p text:style-name="P1">धर्मः - (m.) <text:span text:style-name="T1">дхарма</text:span></text:p>
      <text:p text:style-name="P1">वचनम् - (n.) <text:span text:style-name="T1">слово, речь</text:span></text:p>
      <text:p text:style-name="P1">देवः - (m.) <text:span text:style-name="T1">бог</text:span></text:p>
      <text:p text:style-name="P1">नरः - (m.) <text:span text:style-name="T1">человек</text:span></text:p>
      <text:p text:style-name="P1">क्षत्रियः - (m.) <text:span text:style-name="T1">воин</text:span></text:p>
      <text:p text:style-name="P1">मित्रम् - (n.) <text:span text:style-name="T1">друг</text:span></text:p>
      <text:p text:style-name="P1">बालः - (m.) <text:span text:style-name="T1">ребёнок, мальчик</text:span></text:p>
      <text:p text:style-name="P1">सह – <text:span text:style-name="T1">с, вместе с (+Instr)</text:span></text:p>
      <text:p text:style-name="P1"><text:soft-page-break/>विना vinā – <text:span text:style-name="T1">без (+ Instr, Abl, Acc)</text:span></text:p>
      <text:p text:style-name="P1">प्रति prati – <text:span text:style-name="T1">к, против (+Acc)</text:span></text:p>
      <text:p text:style-name="P1">नाम nāma – (Indc) <text:span text:style-name="T1">называемый, предположительно</text:span></text:p>
      <text:p text:style-name="P1">सदा sadā - <text:span text:style-name="T1">всегда</text:span></text:p>
      <text:p text:style-name="P1">एव eva – <text:span text:style-name="T1">один, только, лишь, усилительная частица</text:span></text:p>
      <text:p text:style-name="P1">एवम् - <text:span text:style-name="T1">таким образом</text:span></text:p>
      <text:p text:style-name="P1">इह iha - <text:span text:style-name="T1">здесь</text:span></text:p>
      <text:p text:style-name="P1">इव iva – <text:span text:style-name="T1">как, подобно (в сравнениях)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8:03:28.858956926</meta:creation-date>
    <dc:date>2025-02-25T18:23:02.540455989</dc:date>
    <meta:editing-duration>PT19M34S</meta:editing-duration>
    <meta:editing-cycles>1</meta:editing-cycles>
    <meta:document-statistic meta:table-count="0" meta:image-count="0" meta:object-count="0" meta:page-count="2" meta:paragraph-count="59" meta:word-count="249" meta:character-count="1183" meta:non-whitespace-character-count="985"/>
    <meta:generator>LibreOffice/7.4.7.2$Linux_X86_64 LibreOffice_project/40$Build-2</meta:generator>
  </office:meta>
</office:document-meta>
</file>